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3.32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3.328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6cm" svg:height="2.54cm" svg:x="4.81cm" svg:y="1.317cm">
          <text:p text:style-name="P1"><text:span text:style-name="T1">Растры направления сток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2" draw:id="id2" draw:layer="layout" svg:width="3.81cm" svg:height="1.905cm" svg:x="7.667cm" svg:y="5.762cm">
          <draw:glue-point draw:id="8" svg:x="-2.498cm" svg:y="-4.997cm"/>
          <draw:glue-point draw:id="9" svg:x="2.501cm" svg:y="-4.997cm"/>
          <text:p text:style-name="P3"><text:span text:style-name="T1">Расчёт растров аккумуля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.445cm" svg:height="2.54cm" svg:x="9.89cm" svg:y="1.317cm">
          <text:p text:style-name="P1"><text:span text:style-name="T1">Маски зон интерес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svg:x1="7.033cm" svg:y1="3.656cm" svg:x2="8.621cm" svg:y2="5.763cm" draw:start-shape="id1" draw:start-glue-point="6" draw:end-shape="id2" draw:end-glue-point="8" svg:d="M7033 3656v1149h1588v958" svg:viewBox="0 0 1589 2108">
          <text:p/>
        </draw:connector>
        <draw:connector draw:style-name="gr5" draw:text-style-name="P4" draw:layer="layout" svg:x1="12.113cm" svg:y1="3.656cm" svg:x2="10.524cm" svg:y2="5.763cm" draw:start-shape="id3" draw:start-glue-point="6" draw:end-shape="id2" draw:end-glue-point="9" svg:d="M12113 3656v1149h-1589v958" svg:viewBox="0 0 1590 2108">
          <text:p/>
        </draw:connector>
        <draw:custom-shape draw:style-name="gr1" draw:text-style-name="P2" xml:id="id7" draw:id="id7" draw:layer="layout" svg:width="4.446cm" svg:height="2.54cm" svg:x="14.017cm" svg:y="12.747cm">
          <text:p text:style-name="P1"><text:span text:style-name="T1">Контуры водосборов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svg:x1="9.572cm" svg:y1="7.667cm" svg:x2="9.573cm" svg:y2="8.302cm" draw:start-shape="id2" draw:start-glue-point="6" draw:end-shape="id4" draw:end-glue-point="4" svg:d="M9572 7667v318h1v317" svg:viewBox="0 0 2 636">
          <text:p/>
        </draw:connector>
        <draw:custom-shape draw:style-name="gr1" draw:text-style-name="P2" xml:id="id4" draw:id="id4" draw:layer="layout" svg:width="4.446cm" svg:height="2.54cm" svg:x="7.35cm" svg:y="8.302cm">
          <text:p text:style-name="P1"><text:span text:style-name="T1">Растры аккумуляци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6" draw:id="id6" draw:layer="layout" svg:width="3.81cm" svg:height="1.905cm" svg:x="14.335cm" svg:y="8.62cm">
          <text:p text:style-name="P3"><text:span text:style-name="T1">Расчёт контуров водосбор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446cm" svg:height="2.54cm" svg:x="14.016cm" svg:y="3.857cm">
          <text:p text:style-name="P1"><text:span text:style-name="T1">Координаты постов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svg:x1="16.239cm" svg:y1="6.196cm" svg:x2="16.24cm" svg:y2="8.62cm" draw:start-shape="id5" draw:start-glue-point="6" draw:end-shape="id6" draw:end-glue-point="4" svg:d="M16239 6196v1308h1v1116" svg:viewBox="0 0 2 2425">
          <text:p/>
        </draw:connector>
        <draw:connector draw:style-name="gr4" draw:text-style-name="P4" draw:layer="layout" svg:x1="11.796cm" svg:y1="9.572cm" svg:x2="14.335cm" svg:y2="9.573cm" draw:start-shape="id4" draw:start-glue-point="7" draw:end-shape="id6" draw:end-glue-point="5" svg:d="M11796 9572h1270v1h1269" svg:viewBox="0 0 2540 2">
          <text:p/>
        </draw:connector>
        <draw:connector draw:style-name="gr4" draw:text-style-name="P4" draw:layer="layout" svg:x1="16.24cm" svg:y1="10.525cm" svg:x2="16.24cm" svg:y2="12.747cm" draw:start-shape="id6" draw:start-glue-point="6" draw:end-shape="id7" draw:end-glue-point="4" svg:d="M16240 10525v2222" svg:viewBox="0 0 1 2223">
          <text:p/>
        </draw:connector>
        <draw:custom-shape draw:style-name="gr2" draw:text-style-name="P2" xml:id="id8" draw:id="id8" draw:layer="layout" svg:width="3.81cm" svg:height="1.905cm" svg:x="19.415cm" svg:y="13.065cm">
          <draw:glue-point draw:id="8" svg:x="-3.333cm" svg:y="-4.997cm"/>
          <draw:glue-point draw:id="9" svg:x="3.333cm" svg:y="-4.997cm"/>
          <draw:glue-point draw:id="10" svg:x="5cm" svg:y="-3.328cm"/>
          <draw:glue-point draw:id="11" svg:x="-5cm" svg:y="-3.328cm"/>
          <text:p text:style-name="P3"><text:span text:style-name="T1">Расчёт метеорологии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4" draw:layer="layout" svg:x1="18.463cm" svg:y1="14.017cm" svg:x2="19.415cm" svg:y2="14.018cm" draw:start-shape="id7" draw:start-glue-point="7" draw:end-shape="id8" draw:end-glue-point="5" svg:d="M18463 14017h477v1h475" svg:viewBox="0 0 953 2">
          <text:p/>
        </draw:connector>
        <draw:custom-shape draw:style-name="gr1" draw:text-style-name="P2" xml:id="id12" draw:id="id12" draw:layer="layout" svg:width="4.446cm" svg:height="2.54cm" svg:x="14.016cm" svg:y="16.875cm">
          <text:p text:style-name="P1"><text:span text:style-name="T1">Единая баз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0" draw:id="id10" draw:layer="layout" svg:width="4.446cm" svg:height="2.54cm" svg:x="19.096cm" svg:y="1.317cm">
          <text:p text:style-name="P1"><text:span text:style-name="T1">Метеорологические данны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9" draw:id="id9" draw:layer="layout" svg:width="3.81cm" svg:height="1.905cm" svg:x="1.952cm" svg:y="13.065cm">
          <draw:glue-point draw:id="8" svg:x="-3.333cm" svg:y="-4.997cm"/>
          <draw:glue-point draw:id="9" svg:x="3.333cm" svg:y="-4.997cm"/>
          <draw:glue-point draw:id="10" svg:x="5cm" svg:y="-3.328cm"/>
          <draw:glue-point draw:id="11" svg:x="-5cm" svg:y="-3.328cm"/>
          <text:p text:style-name="P3"><text:span text:style-name="T1">Расчёт физ-гео</text:span></text:p>
          <text:p text:style-name="P3"><text:span text:style-name="T1">характеристик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11" draw:id="id11" draw:layer="layout" svg:width="4.446cm" svg:height="2.54cm" svg:x="1.635cm" svg:y="4.81cm">
          <text:p text:style-name="P1"><text:span text:style-name="T1">HydroATL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svg:x1="14.017cm" svg:y1="14.017cm" svg:x2="5.762cm" svg:y2="14.018cm" draw:start-shape="id7" draw:start-glue-point="5" draw:end-shape="id9" draw:end-glue-point="7" svg:d="M14017 14017h-4127v1h-4128" svg:viewBox="0 0 8256 2">
          <text:p/>
        </draw:connector>
        <draw:connector draw:style-name="gr4" draw:text-style-name="P4" draw:layer="layout" svg:x1="21.319cm" svg:y1="3.656cm" svg:x2="21.32cm" svg:y2="13.065cm" draw:start-shape="id10" draw:start-glue-point="6" draw:end-shape="id8" draw:end-glue-point="4" svg:d="M21319 3656v4801h1v4608" svg:viewBox="0 0 2 9410">
          <text:p/>
        </draw:connector>
        <draw:connector draw:style-name="gr4" draw:text-style-name="P4" draw:layer="layout" svg:x1="3.858cm" svg:y1="7.149cm" svg:x2="3.857cm" svg:y2="13.065cm" draw:start-shape="id11" draw:start-glue-point="6" draw:end-shape="id9" draw:end-glue-point="4" svg:d="M3858 7149v3054h-1v2862" svg:viewBox="0 0 2 5917">
          <text:p/>
        </draw:connector>
        <draw:connector draw:style-name="gr4" draw:text-style-name="P4" draw:layer="layout" svg:x1="3.857cm" svg:y1="14.97cm" svg:x2="14.016cm" svg:y2="18.145cm" draw:start-shape="id9" draw:start-glue-point="6" draw:end-shape="id12" draw:end-glue-point="5" svg:d="M3857 14970v3175h10159" svg:viewBox="0 0 10160 3176">
          <text:p/>
        </draw:connector>
        <draw:connector draw:style-name="gr4" draw:text-style-name="P4" draw:layer="layout" svg:x1="21.32cm" svg:y1="14.97cm" svg:x2="16.239cm" svg:y2="16.875cm" draw:start-shape="id8" draw:start-glue-point="6" draw:end-shape="id12" draw:end-glue-point="4" svg:d="M21320 14970v953h-5081v952" svg:viewBox="0 0 5082 1906">
          <text:p/>
        </draw:connector>
        <draw:custom-shape draw:style-name="gr1" draw:text-style-name="P2" xml:id="id13" draw:id="id13" draw:layer="layout" svg:width="4.446cm" svg:height="2.54cm" svg:x="23.859cm" svg:y="1.317cm">
          <text:p text:style-name="P1"><text:span text:style-name="T1">АИС-ГМВО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14" draw:id="id14" draw:layer="layout" svg:width="3.81cm" svg:height="1.905cm" svg:x="24.177cm" svg:y="5.762cm">
          <text:p text:style-name="P3"><text:span text:style-name="T1">Обработка табли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4.446cm" svg:height="2.54cm" svg:x="23.859cm" svg:y="8.62cm">
          <text:p text:style-name="P1"><text:span text:style-name="T1">Уровни и расходы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svg:x1="26.082cm" svg:y1="3.656cm" svg:x2="26.082cm" svg:y2="5.762cm" draw:start-shape="id13" draw:start-glue-point="6" draw:end-shape="id14" draw:end-glue-point="4" svg:d="M26082 3656v2106" svg:viewBox="0 0 1 2107">
          <text:p/>
        </draw:connector>
        <draw:connector draw:style-name="gr4" draw:text-style-name="P4" draw:layer="layout" svg:x1="26.082cm" svg:y1="7.667cm" svg:x2="26.082cm" svg:y2="8.62cm" draw:start-shape="id14" draw:start-glue-point="6" draw:end-shape="id15" draw:end-glue-point="4" svg:d="M26082 7667v953" svg:viewBox="0 0 1 954">
          <text:p/>
        </draw:connector>
        <draw:connector draw:style-name="gr4" draw:text-style-name="P4" draw:layer="layout" svg:x1="26.082cm" svg:y1="10.959cm" svg:x2="18.462cm" svg:y2="18.145cm" draw:start-shape="id15" draw:start-glue-point="6" draw:end-shape="id12" draw:end-glue-point="7" svg:d="M26082 10959v7186h-7620" svg:viewBox="0 0 7621 71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10:25:21.123558441</meta:creation-date>
    <meta:editing-duration>PT1H1M46S</meta:editing-duration>
    <meta:editing-cycles>6</meta:editing-cycles>
    <meta:generator>LibreOffice/7.3.7.2$Linux_X86_64 LibreOffice_project/30$Build-2</meta:generator>
    <dc:date>2023-05-26T12:39:01.390891432</dc:date>
    <meta:document-statistic meta:object-count="30"/>
  </office:meta>
</office:document-meta>
</file>